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b14c" officeooo:paragraph-rsid="001eb14c"/>
    </style:style>
    <style:style style:name="P2" style:family="paragraph" style:parent-style-name="Standard">
      <style:text-properties officeooo:rsid="002028a2" officeooo:paragraph-rsid="002028a2"/>
    </style:style>
    <style:style style:name="P3" style:family="paragraph" style:parent-style-name="Standard">
      <style:text-properties officeooo:rsid="0021bb43" officeooo:paragraph-rsid="0021bb43"/>
    </style:style>
    <style:style style:name="P4" style:family="paragraph" style:parent-style-name="Standard">
      <style:text-properties officeooo:rsid="0023b8c9" officeooo:paragraph-rsid="0023b8c9"/>
    </style:style>
    <style:style style:name="P5" style:family="paragraph" style:parent-style-name="Standard">
      <style:text-properties officeooo:rsid="0021fd7e" officeooo:paragraph-rsid="0021fd7e"/>
    </style:style>
    <style:style style:name="P6" style:family="paragraph" style:parent-style-name="Standard">
      <style:text-properties officeooo:rsid="002428fc" officeooo:paragraph-rsid="002428fc"/>
    </style:style>
    <style:style style:name="P7" style:family="paragraph" style:parent-style-name="Standard">
      <style:paragraph-properties>
        <style:tab-stops>
          <style:tab-stop style:position="9.102cm"/>
        </style:tab-stops>
      </style:paragraph-properties>
      <style:text-properties officeooo:rsid="0024bebc" officeooo:paragraph-rsid="0024bebc"/>
    </style:style>
    <style:style style:name="P8" style:family="paragraph" style:parent-style-name="Standard">
      <style:paragraph-properties>
        <style:tab-stops>
          <style:tab-stop style:position="8.969cm"/>
          <style:tab-stop style:position="9.102cm"/>
        </style:tab-stops>
      </style:paragraph-properties>
      <style:text-properties officeooo:rsid="0024bebc" officeooo:paragraph-rsid="0024bebc"/>
    </style:style>
    <style:style style:name="P9" style:family="paragraph" style:parent-style-name="Standard">
      <style:text-properties officeooo:rsid="002428fc" officeooo:paragraph-rsid="002428fc"/>
    </style:style>
    <style:style style:name="P10" style:family="paragraph" style:parent-style-name="Standard">
      <style:text-properties officeooo:rsid="00284d95" officeooo:paragraph-rsid="00284d95"/>
    </style:style>
    <style:style style:name="P11" style:family="paragraph" style:parent-style-name="Preformatted_20_Text">
      <style:text-properties officeooo:rsid="002428fc" officeooo:paragraph-rsid="002428fc" loext:padding="0cm" loext:border="none"/>
    </style:style>
    <style:style style:name="P12" style:family="paragraph" style:parent-style-name="Preformatted_20_Text">
      <style:paragraph-properties fo:margin-top="0cm" fo:margin-bottom="0.499cm" loext:contextual-spacing="false"/>
    </style:style>
    <style:style style:name="P13" style:family="paragraph" style:parent-style-name="Preformatted_20_Text">
      <style:paragraph-properties fo:margin-top="0cm" fo:margin-bottom="0cm" loext:contextual-spacing="false"/>
      <style:text-properties loext:padding="0cm" loext:border="none"/>
    </style:style>
    <style:style style:name="T1" style:family="text">
      <style:text-properties officeooo:rsid="0026e99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machinelearningmastery.com/how-to-perform-face-recognition-with-vggface2-convolutional-neural-network-in-keras/" text:style-name="Internet_20_link" text:visited-style-name="Visited_20_Internet_20_Link">https://machinelearningmastery.com/how-to-perform-face-recognition-with-vggface2-convolutional-neural-network-in-keras/</text:a></text:p>
      <text:p text:style-name="P1"/>
      <text:p text:style-name="P1"/>
      <text:p text:style-name="P2"><text:a xlink:type="simple" xlink:href="https://realpython.com/storing-images-in-python/#reading-many-images" text:style-name="Internet_20_link" text:visited-style-name="Visited_20_Internet_20_Link">https://realpython.com/storing-images-in-python/#reading-many-images</text:a></text:p>
      <text:p text:style-name="P2"/>
      <text:p text:style-name="P4">21/09/2019</text:p>
      <text:p text:style-name="P3"><text:a xlink:type="simple" xlink:href="https://machinelearningmastery.com/how-to-develop-a-face-recognition-system-using-facenet-in-keras-and-an-svm-classifier/" text:style-name="Internet_20_link" text:visited-style-name="Visited_20_Internet_20_Link">https://machinelearningmastery.com/how-to-develop-a-face-recognition-system-using-facenet-in-keras-and-an-svm-classifier/</text:a> - 21/09/19 <text:s/>MTCNN for face detection and FACENET for embeddings</text:p>
      <text:p text:style-name="P3">SVM classifier</text:p>
      <text:p text:style-name="P3"/>
      <text:p text:style-name="P3"/>
      <text:p text:style-name="P5"><text:a xlink:type="simple" xlink:href="https://towardsdatascience.com/an-intro-to-deep-learning-for-face-recognition-aa8dfbbc51fb" text:style-name="Internet_20_link" text:visited-style-name="Visited_20_Internet_20_Link">https://towardsdatascience.com/an-intro-to-deep-learning-for-face-recognition-aa8dfbbc51fb</text:a></text:p>
      <text:p text:style-name="P5"/>
      <text:p text:style-name="P5"/>
      <text:p text:style-name="P6">23/09/19</text:p>
      <text:p text:style-name="P7">UPGRADED UBUNTU</text:p>
      <text:p text:style-name="P7"/>
      <text:p text:style-name="P8">IMPLEMENTED MULTIPLE IMAGES DETECTION USI<text:span text:style-name="T1">NG MULTI TASK CNN</text:span></text:p>
      <text:p text:style-name="P8"/>
      <text:p text:style-name="P6"/>
      <text:p text:style-name="P6"><text:a xlink:type="simple" xlink:href="https://towardsdatascience.com/how-does-a-face-detection-program-work-using-neural-networks-17896df8e6ff" text:style-name="Internet_20_link" text:visited-style-name="Visited_20_Internet_20_Link">https://towardsdatascience.com/how-does-a-face-detection-program-work-using-neural-networks-17896df8e6ff</text:a></text:p>
      <text:p text:style-name="P6"/>
      <text:p text:style-name="P6">ARTICLE: <text:s/>MULTI TASK CNN</text:p>
      <text:p text:style-name="P6"/>
      <text:p text:style-name="P6"/>
      <text:p text:style-name="P10">Crowd video dataset</text:p>
      <text:p text:style-name="P10"/>
      <text:p text:style-name="P10"/>
      <text:p text:style-name="P6"><text:a xlink:type="simple" xlink:href="https://www.epfl.ch/labs/cvlab/data/data-wildtrack/" text:style-name="Internet_20_link" text:visited-style-name="Visited_20_Internet_20_Link">https://www.epfl.ch/labs/cvlab/data/data-wildtrack/</text:a></text:p>
      <text:p text:style-name="P6"/>
      <text:p text:style-name="P6"/>
      <text:p text:style-name="P6"/>
      <text:p text:style-name="P6"/>
      <text:p text:style-name="P6"/>
      <text:p text:style-name="P11">print("[INFO] processing video...")</text:p>
      <text:p text:style-name="P13">stream = cv2.VideoCapture("cam2.mp4")</text:p>
      <text:p text:style-name="P13">fps = FPS().start()</text:p>
      <text:p text:style-name="P13">writer = None</text:p>
      <text:p text:style-name="P13">display=1</text:p>
      <text:p text:style-name="P13">count=0</text:p>
      <text:p text:style-name="P13">​</text:p>
      <text:p text:style-name="P13">start = time.time()</text:p>
      <text:p text:style-name="P13">print("hello")</text:p>
      <text:p text:style-name="P13">end = time.time()</text:p>
      <text:p text:style-name="P13">print(end - start)</text:p>
      <text:p text:style-name="P13">​</text:p>
      <text:p text:style-name="P13">framecount=0</text:p>
      <text:p text:style-name="P13">filename="./groupphoto/videooutput/"</text:p>
      <text:p text:style-name="P13"># loop over frames from the video file stream</text:p>
      <text:p text:style-name="P13">detector = MTCNN()</text:p>
      <text:p text:style-name="P13">while True:</text:p>
      <text:p text:style-name="P13"><text:s text:c="4"/># grab the next frame</text:p>
      <text:p text:style-name="P13"><text:s text:c="4"/>start = time.time()</text:p>
      <text:p text:style-name="P13"><text:s text:c="4"/>(grabbed, frame) = stream.read()</text:p>
      <text:p text:style-name="P13"><text:soft-page-break/><text:s text:c="4"/>count = 0</text:p>
      <text:p text:style-name="P13"><text:s text:c="4"/># if the frame was not grabbed, then we have reached the</text:p>
      <text:p text:style-name="P13"><text:s text:c="4"/># end of the stream</text:p>
      <text:p text:style-name="P13"><text:s text:c="4"/>if not grabbed:</text:p>
      <text:p text:style-name="P13"><text:s text:c="8"/>break</text:p>
      <text:p text:style-name="P13"><text:s text:c="4"/></text:p>
      <text:p text:style-name="P13"><text:s text:c="4"/>image = imutils.resize(frame, height=800 , width=800)</text:p>
      <text:p text:style-name="P13"><text:s text:c="4"/>image = cv2.cvtColor(image, cv2.COLOR_BGR2RGB)</text:p>
      <text:p text:style-name="P13"><text:s text:c="4"/>(h, w) = image.shape[:2]</text:p>
      <text:p text:style-name="P13"><text:s text:c="4"/>result=detector.detect_faces(image)</text:p>
      <text:p text:style-name="P13"><text:s text:c="8"/>#Iterate over all of the faces detected and extract their start and end points</text:p>
      <text:p text:style-name="P13"><text:s text:c="8"/></text:p>
      <text:p text:style-name="P13"><text:s text:c="4"/>for i in result:</text:p>
      <text:p text:style-name="P13"><text:s text:c="8"/>bounding_box = i['box']</text:p>
      <text:p text:style-name="P13"># <text:s text:c="12"/>boxes = boxes * numpy.array([w, h, w, h])</text:p>
      <text:p text:style-name="P13"># <text:s text:c="12"/>(startX, startY, endX, endY) = boxes.astype("int")</text:p>
      <text:p text:style-name="P13"><text:s text:c="8"/>confidence1 =i['confidence']</text:p>
      <text:p text:style-name="P13"><text:s text:c="12"/>#if the algorithm is more than 16.5% confident that the <text:s text:c="5"/>detection is a face, show a rectangle around it</text:p>
      <text:p text:style-name="P13"><text:s text:c="8"/>if (confidence1 &gt; 0.165):</text:p>
      <text:p text:style-name="P13"><text:s text:c="12"/>cv2.rectangle(image, (bounding_box[0], bounding_box[1]),</text:p>
      <text:p text:style-name="P13"><text:s text:c="16"/>(bounding_box[0]+bounding_box[2], bounding_box[1] + bounding_box[3]), (random.randint(0,255),random.randint(0,255) <text:s/>, random.randint(0,255)) , 2)</text:p>
      <text:p text:style-name="P13"><text:s text:c="12"/>end = time.time()</text:p>
      <text:p text:style-name="P13"><text:s text:c="12"/>text=str(format( (end-start), '0.3f'))+' sec.'</text:p>
      <text:p text:style-name="P13"><text:s text:c="12"/>cv2.putText(image, text, (10, 10),</text:p>
      <text:p text:style-name="P13"><text:s text:c="16"/>cv2.FONT_HERSHEY_SIMPLEX, 0.45, (255, 255, 255), 2)</text:p>
      <text:p text:style-name="P13"><text:s text:c="12"/>count = count + 1 <text:s text:c="3"/>#save the modified image to the Output folder</text:p>
      <text:p text:style-name="P13"><text:s text:c="8"/>image = cv2.cvtColor(image, cv2.COLOR_BGR2RGB)</text:p>
      <text:p text:style-name="P13"><text:s text:c="8"/>cv2.imwrite(filename + str(framecount)+'.jpg', image)</text:p>
      <text:p text:style-name="P13"><text:s text:c="8"/>framecount+=1</text:p>
      <text:p text:style-name="P13"><text:s text:c="8"/></text:p>
      <text:p text:style-name="P13"># <text:s text:c="2"/>if writer is not None:</text:p>
      <text:p text:style-name="P13"># <text:s text:c="6"/>writer.write(image)</text:p>
      <text:p text:style-name="P13">​</text:p>
      <text:p text:style-name="P13"><text:s text:c="4"/>if display &gt; 0:</text:p>
      <text:p text:style-name="P13"><text:s text:c="8"/>cv2.imshow("Frame", image)</text:p>
      <text:p text:style-name="P13"><text:s text:c="8"/>fps.update()</text:p>
      <text:p text:style-name="P13"><text:s text:c="8"/>key = cv2.waitKey(1) &amp; 0xFF</text:p>
      <text:p text:style-name="P13">​</text:p>
      <text:p text:style-name="P13"><text:s text:c="8"/># if the `q` key was pressed, break from the loop</text:p>
      <text:p text:style-name="P13"><text:s text:c="8"/>if key == ord("q"):</text:p>
      <text:p text:style-name="P13"><text:s text:c="12"/>break</text:p>
      <text:p text:style-name="P13">​</text:p>
      <text:p text:style-name="P13"># stop the timer and display FPS information</text:p>
      <text:p text:style-name="P13">fps.stop()</text:p>
      <text:p text:style-name="P13">print("[INFO] Total elasped time of video: {:.2f} seconds".format(fps.elapsed()))</text:p>
      <text:p text:style-name="P13">print("[INFO] approx. FPS: {:.2f}".format(fps.fps()))</text:p>
      <text:p text:style-name="P13"><text:s/></text:p>
      <text:p text:style-name="P13"># do a bit of cleanup</text:p>
      <text:p text:style-name="P13">stream.release()</text:p>
      <text:p text:style-name="P13">cv2.destroyAllWindows()</text:p>
      <text:p text:style-name="P13">​</text:p>
      <text:p text:style-name="P13"># check to see if the video writer point needs to be released</text:p>
      <text:p text:style-name="P13">if writer is not None:</text:p>
      <text:p text:style-name="P13"><text:s text:c="4"/>writer.release()</text:p>
      <text:p text:style-name="Preformatted_20_Text">[INFO] processing video...</text:p>
      <text:p text:style-name="Preformatted_20_Text"/>
      <text:p text:style-name="Preformatted_20_Text"/>
      <text:p text:style-name="Preformatted_20_Text">0.0002551078796386719</text:p>
      <text:p text:style-name="Preformatted_20_Text"/>
      <text:p text:style-name="Preformatted_20_Text"><text:soft-page-break/></text:p>
      <text:p text:style-name="Preformatted_20_Text">[INFO] Total elasped time of video: 510.13 seconds</text:p>
      <text:p text:style-name="P12">[INFO] approx. FPS: 2.29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3T18:42:53.550530660</meta:creation-date>
    <dc:date>2019-09-24T16:15:54.167717629</dc:date>
    <meta:editing-duration>PT4H48M34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3" meta:paragraph-count="91" meta:word-count="341" meta:character-count="3310" meta:non-whitespace-character-count="2704"/>
  </office:meta>
</office:document-meta>
</file>